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7.845cm" fo:min-width="28.534cm"/>
    </style:style>
    <style:style style:name="gr2" style:family="graphic" style:parent-style-name="standard">
      <style:graphic-properties draw:fill-color="#ffcc80" draw:textarea-vertical-align="middle"/>
    </style:style>
    <style:style style:name="gr3" style:family="graphic" style:parent-style-name="standard">
      <style:graphic-properties svg:stroke-color="#f44336" draw:fill-color="#f44336" draw:textarea-vertical-align="middle" draw:auto-grow-height="false" fo:min-height="3.419cm" fo:min-width="3.629cm"/>
    </style:style>
    <style:style style:name="gr4" style:family="graphic" style:parent-style-name="objectwithoutfill">
      <style:graphic-properties svg:stroke-width="0.102cm" svg:stroke-color="#000000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1cm" fo:min-width="0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cc80"/>
      <style:paragraph-properties fo:text-align="center"/>
    </style:style>
    <style:style style:name="P3" style:family="paragraph">
      <loext:graphic-properties draw:fill-color="#f44336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P9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9.034cm" svg:height="8.095cm" svg:x="0cm" svg:y="7.655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30.197cm" svg:height="13.564cm" svg:x="-0.846cm" svg:y="3.951cm" svg:viewBox="0 0 30198 13565" draw:points="0,12453 2011,11113 4798,9948 7267,9102 9701,3281 11606,3316 12735,6844 19755,3916 25329,1693 30198,0 30115,12047 28166,13565">
          <text:p/>
        </draw:polygon>
        <draw:custom-shape draw:style-name="gr3" draw:text-style-name="P3" draw:layer="layout" svg:width="4.128cm" svg:height="3.669cm" svg:x="7.902cm" svg:y="5.011cm">
          <text:p/>
          <draw:enhanced-geometry svg:viewBox="0 0 21600 21600" draw:text-areas="0 0 21600 21600" draw:type="circular-arrow" draw:modifiers="-175.344560079051 -12.5221097929526 7654.9928158859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4" draw:text-style-name="P4" draw:layer="layout" svg:x1="2.682cm" svg:y1="5.856cm" svg:x2="6.35cm" svg:y2="12.876cm">
          <text:p/>
        </draw:line>
        <draw:frame draw:style-name="gr5" draw:text-style-name="P6" draw:layer="layout" svg:width="4.486cm" svg:height="2.301cm" svg:x="0.707cm" svg:y="3.555cm">
          <draw:text-box>
            <text:p text:style-name="P5"><text:span text:style-name="T1">Structure </text:span></text:p>
            <text:p text:style-name="P5"><text:span text:style-name="T1">Toe</text:span></text:p>
          </draw:text-box>
        </draw:frame>
        <draw:frame draw:style-name="gr6" draw:text-style-name="P8" draw:layer="layout" svg:width="1.508cm" svg:height="1.981cm" svg:x="9.384cm" svg:y="3.493cm">
          <draw:text-box>
            <text:p text:style-name="P7"><text:span text:style-name="T2">q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9T07:21:31.843855137</meta:creation-date>
    <dc:date>2024-12-09T07:36:03.199728176</dc:date>
    <meta:editing-duration>PT14M31S</meta:editing-duration>
    <meta:editing-cycles>2</meta:editing-cycles>
    <meta:generator>LibreOffice/6.4.7.2$Linux_X86_64 LibreOffice_project/40$Build-2</meta:generator>
    <meta:document-statistic meta:object-count="29"/>
  </office:meta>
</office:document-meta>
</file>